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ONTRERAS SULCA, KATHERIN LISSE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83126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CHANAQU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060167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ONTRERAS SULCA, KATHERIN LISSETH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83126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8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10</text:p>
            <text:p text:style-name="P8"/>
          </table:table-cell>
        </table:table-row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3.4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276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08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998017</text:p>
          </table:table-cell>
          <table:table-cell table:style-name="Tabla2.D3" office:value-type="string">
            <text:p text:style-name="P17">1086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6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22:46:3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